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80000033CE5B25BB54193649E.png" manifest:media-type="image/png"/>
  <manifest:file-entry manifest:full-path="Pictures/100000010000067A0000010062F46478FF0BE851.png" manifest:media-type="image/png"/>
  <manifest:file-entry manifest:full-path="Pictures/100000010000042C000000D4C994392DCA8C2166.png" manifest:media-type="image/png"/>
  <manifest:file-entry manifest:full-path="Pictures/10000001000003400000010076655D48CF0AF8E8.png" manifest:media-type="image/png"/>
  <manifest:file-entry manifest:full-path="Pictures/10000001000003F60000018461C007B3F7B2F771.png" manifest:media-type="image/png"/>
  <manifest:file-entry manifest:full-path="Pictures/10000001000004C80000028C01467B062AC904B2.png" manifest:media-type="image/png"/>
  <manifest:file-entry manifest:full-path="Pictures/10000001000004C8000002347FEE57D2E5FA50FE.png" manifest:media-type="image/png"/>
  <manifest:file-entry manifest:full-path="Pictures/100000010000042C0000012CCBC1DBFE969BA51E.png" manifest:media-type="image/png"/>
  <manifest:file-entry manifest:full-path="Pictures/100000010000042C000000D4B19CF36ACDAC590F.png" manifest:media-type="image/png"/>
  <manifest:file-entry manifest:full-path="Pictures/100000010000042C00000158320286428066CC40.png" manifest:media-type="image/png"/>
  <manifest:file-entry manifest:full-path="Pictures/100000010000042C000001589805504431B5F82D.png" manifest:media-type="image/png"/>
  <manifest:file-entry manifest:full-path="Pictures/100000010000042C00000100B9D46D22BAB3D82E.png" manifest:media-type="image/png"/>
  <manifest:file-entry manifest:full-path="Pictures/100000010000042C000000D480A134632764FC6E.png" manifest:media-type="image/png"/>
  <manifest:file-entry manifest:full-path="Pictures/100000010000041800000260D79D584DDBD3F7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Long_20_Dot" svg:stroke-width="0.051cm" svg:stroke-color="#55308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697cm"/>
      <style:paragraph-properties style:writing-mode="lr-tb"/>
    </style:style>
    <style:style style:name="gr6" style:family="graphic" style:parent-style-name="objectwithoutfill">
      <style:graphic-properties svg:stroke-color="#f10d0c" draw:marker-end="Puntas_20_de_20_flecha_20_2" draw:marker-end-width="0.102cm" draw:fill="none" draw:textarea-vertical-align="middle"/>
    </style:style>
    <style:style style:name="gr7" style:family="graphic" style:parent-style-name="standard">
      <style:graphic-properties svg:stroke-width="0.051cm" svg:stroke-color="#800080" draw:marker-start-width="0.279cm" draw:marker-end-width="0.279cm" draw:fill="none" draw:textarea-horizontal-align="justify" draw:textarea-vertical-align="middle" draw:auto-grow-height="false" fo:min-height="7.417cm" fo:min-width="4.944cm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ff4000" draw:marker-end="Puntas_20_de_20_flecha_20_3" draw:marker-end-width="0.102cm" draw:fill="none" draw:textarea-vertical-align="middle"/>
    </style:style>
    <style:style style:name="gr9" style:family="graphic" style:parent-style-name="standard">
      <style:graphic-properties svg:stroke-width="0.051cm" svg:stroke-color="#063066" draw:marker-start-width="0.279cm" draw:marker-end-width="0.279cm" draw:fill="none" draw:textarea-horizontal-align="justify" draw:textarea-vertical-align="middle" draw:auto-grow-height="false" fo:min-height="8.283cm" fo:min-width="6.153cm" fo:padding-top="0.15cm" fo:padding-bottom="0.15cm" fo:padding-left="0.275cm" fo:padding-right="0.275cm"/>
    </style:style>
    <style:style style:name="gr10" style:family="graphic" style:parent-style-name="objectwithoutfill">
      <style:graphic-properties svg:stroke-color="#063066" draw:marker-end="Puntas_20_de_20_flecha_20_4" draw:marker-end-width="0.10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color="#800080" loext:opacity="100%" fo:font-size="8pt" style:font-size-asian="8pt" style:font-size-complex="8pt"/>
    </style:style>
    <style:style style:name="P7" style:family="paragraph">
      <loext:graphic-properties draw:fill="none" draw:fill-color="#ffffff"/>
      <style:text-properties fo:color="#800080" loext:opacity="100%" fo:font-size="8pt" style:font-size-asian="8pt" style:font-size-complex="8pt"/>
    </style:style>
    <style:style style:name="P8" style:family="paragraph">
      <style:text-properties fo:color="#063066" loext:opacity="100%" fo:font-size="8pt" style:font-size-asian="8pt" style:font-size-complex="8pt"/>
    </style:style>
    <style:style style:name="P9" style:family="paragraph">
      <loext:graphic-properties draw:fill="none" draw:fill-color="#ffffff"/>
      <style:text-properties fo:color="#063066" loext:opacity="100%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80" loext:opacity="100%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5.047cm" svg:height="0.911cm" svg:x="1.033cm" svg:y="2.5cm">
          <draw:image xlink:href="Pictures/100000010000067A0000010062F46478FF0BE851.png" xlink:type="simple" xlink:show="embed" xlink:actuate="onLoad" draw:mime-type="image/png">
            <text:p text:style-name="P1">`</text:p>
          </draw:image>
        </draw:frame>
        <draw:frame draw:style-name="gr2" draw:text-style-name="P1" draw:layer="layout" svg:width="2.49cm" svg:height="0.898cm" svg:x="1.04cm" svg:y="3.448cm">
          <draw:image xlink:href="Pictures/10000001000003400000010076655D48CF0AF8E8.png" xlink:type="simple" xlink:show="embed" xlink:actuate="onLoad" draw:mime-type="image/png">
            <text:p/>
          </draw:image>
        </draw:frame>
        <draw:frame draw:style-name="gr2" draw:text-style-name="P1" xml:id="id3" draw:id="id3" draw:layer="layout" svg:width="3.322cm" svg:height="1.487cm" svg:x="1.005cm" svg:y="4.384cm">
          <draw:image xlink:href="Pictures/10000001000003F60000018461C007B3F7B2F771.png" xlink:type="simple" xlink:show="embed" xlink:actuate="onLoad" draw:mime-type="image/png">
            <text:p/>
          </draw:image>
        </draw:frame>
        <draw:frame draw:style-name="gr2" draw:text-style-name="P1" xml:id="id2" draw:id="id2" draw:layer="layout" svg:width="3.465cm" svg:height="2.16cm" svg:x="1cm" svg:y="7.73cm">
          <draw:image xlink:href="Pictures/10000001000004C80000028C01467B062AC904B2.png" xlink:type="simple" xlink:show="embed" xlink:actuate="onLoad" draw:mime-type="image/png">
            <text:p/>
          </draw:image>
        </draw:frame>
        <draw:frame draw:style-name="gr2" draw:text-style-name="P1" draw:layer="layout" svg:width="3.489cm" svg:height="1.881cm" svg:x="1.001cm" svg:y="5.849cm">
          <draw:image xlink:href="Pictures/10000001000004C8000002347FEE57D2E5FA50FE.png" xlink:type="simple" xlink:show="embed" xlink:actuate="onLoad" draw:mime-type="image/png">
            <text:p/>
          </draw:image>
        </draw:frame>
        <draw:line draw:style-name="gr3" draw:text-style-name="P3" draw:layer="layout" svg:x1="6.297cm" svg:y1="2.27cm" svg:x2="6.297cm" svg:y2="12.747cm">
          <text:p/>
        </draw:line>
        <draw:frame draw:style-name="gr4" draw:text-style-name="P5" draw:layer="layout" svg:width="1.988cm" svg:height="0.725cm" svg:x="1.137cm" svg:y="1.317cm">
          <draw:text-box>
            <text:p text:style-name="P4"><text:span text:style-name="T1">main.py</text:span></text:p>
          </draw:text-box>
        </draw:frame>
        <draw:g xml:id="id4" draw:id="id4">
          <draw:frame draw:style-name="gr2" draw:text-style-name="P1" draw:layer="layout" svg:width="4.873cm" svg:height="1.141cm" svg:x="14.859cm" svg:y="5.574cm">
            <draw:image xlink:href="Pictures/100000010000042C0000012CCBC1DBFE969BA51E.png" xlink:type="simple" xlink:show="embed" xlink:actuate="onLoad" draw:mime-type="image/png">
              <text:p/>
            </draw:image>
          </draw:frame>
          <draw:frame draw:style-name="gr5" draw:text-style-name="P5" draw:layer="layout" svg:width="3.197cm" svg:height="0.725cm" svg:x="14.652cm" svg:y="4.531cm">
            <draw:text-box>
              <text:p text:style-name="P4"><text:span text:style-name="T1">macro.html</text:span></text:p>
            </draw:text-box>
          </draw:frame>
        </draw:g>
        <draw:connector draw:style-name="gr6" draw:text-style-name="P3" draw:layer="layout" draw:type="lines" svg:x1="6.585cm" svg:y1="1.45cm" svg:x2="4.465cm" svg:y2="8.81cm" draw:start-shape="id1" draw:start-glue-point="3" draw:end-shape="id2" svg:d="M6585 1450h-500l-1120 7360h-500" svg:viewBox="0 0 2121 7361">
          <text:p/>
        </draw:connector>
        <draw:connector draw:style-name="gr6" draw:text-style-name="P3" draw:layer="layout" draw:type="lines" svg:x1="1.005cm" svg:y1="5.127cm" svg:x2="1cm" svg:y2="8.81cm" draw:start-shape="id3" draw:start-glue-point="3" draw:end-shape="id2" draw:end-glue-point="3" svg:d="M1005 5127h-500l-5 3683h500" svg:viewBox="0 0 506 3684">
          <text:p/>
        </draw:connector>
        <draw:frame draw:style-name="gr2" draw:text-style-name="P1" xml:id="id6" draw:id="id6" draw:layer="layout" svg:width="5.241cm" svg:height="4.141cm" svg:x="6.654cm" svg:y="5.331cm">
          <draw:image xlink:href="Pictures/10000001000004180000033CE5B25BB54193649E.png" xlink:type="simple" xlink:show="embed" xlink:actuate="onLoad" draw:mime-type="image/png">
            <text:p/>
          </draw:image>
        </draw:frame>
        <draw:frame draw:style-name="gr2" draw:text-style-name="P1" draw:layer="layout" svg:width="5.519cm" svg:height="1.095cm" svg:x="6.715cm" svg:y="1.952cm">
          <draw:image xlink:href="Pictures/100000010000042C000000D4C994392DCA8C2166.png" xlink:type="simple" xlink:show="embed" xlink:actuate="onLoad" draw:mime-type="image/png">
            <text:p/>
          </draw:image>
        </draw:frame>
        <draw:frame draw:style-name="gr2" draw:text-style-name="P1" xml:id="id5" draw:id="id5" draw:layer="layout" svg:width="5.9cm" svg:height="1.171cm" svg:x="6.715cm" svg:y="2.786cm">
          <draw:image xlink:href="Pictures/100000010000042C000000D4B19CF36ACDAC590F.png" xlink:type="simple" xlink:show="embed" xlink:actuate="onLoad" draw:mime-type="image/png">
            <text:p/>
          </draw:image>
        </draw:frame>
        <draw:frame draw:style-name="gr2" draw:text-style-name="P1" xml:id="id7" draw:id="id7" draw:layer="layout" svg:width="5.418cm" svg:height="1.745cm" svg:x="6.694cm" svg:y="3.817cm">
          <draw:image xlink:href="Pictures/100000010000042C00000158320286428066CC40.png" xlink:type="simple" xlink:show="embed" xlink:actuate="onLoad" draw:mime-type="image/png">
            <text:p/>
          </draw:image>
        </draw:frame>
        <draw:custom-shape draw:style-name="gr7" draw:text-style-name="P3" draw:layer="layout" svg:width="6.032cm" svg:height="8.255cm" svg:x="6.515cm" svg:y="1.635cm">
          <text:p/>
          <draw:enhanced-geometry svg:viewBox="0 0 21600 21600" draw:path-stretchpoint-x="10800" draw:path-stretchpoint-y="10800" draw:text-areas="?f3 ?f4 ?f5 ?f6" draw:type="round-rectangle" draw:modifiers="662.357036300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xml:id="id1" draw:id="id1" draw:layer="layout" svg:width="1.717cm" svg:height="0.569cm" svg:x="6.585cm" svg:y="1.166cm">
          <draw:text-box>
            <text:p text:style-name="P6"><text:span text:style-name="T2">hello.html</text:span></text:p>
          </draw:text-box>
        </draw:frame>
        <draw:connector draw:style-name="gr6" draw:text-style-name="P3" draw:layer="layout" draw:type="lines" svg:x1="14.652cm" svg:y1="5.623cm" svg:x2="12.615cm" svg:y2="3.371cm" draw:start-shape="id4" draw:start-glue-point="3" draw:end-shape="id5" svg:d="M14652 5623h-500l-1037-2252h-500" svg:viewBox="0 0 2038 2253">
          <text:p/>
        </draw:connector>
        <draw:connector draw:style-name="gr8" draw:text-style-name="P3" draw:layer="layout" draw:type="curve" svg:x1="2.732cm" svg:y1="9.89cm" svg:x2="17.192cm" svg:y2="6.715cm" draw:start-shape="id2" draw:start-glue-point="2" draw:end-shape="id4" svg:d="M2732 9890c0 750 14460 2337 14460-3175" svg:viewBox="0 0 14461 3977">
          <text:p/>
        </draw:connector>
        <draw:connector draw:style-name="gr6" draw:text-style-name="P3" draw:layer="layout" draw:type="lines" svg:x1="14.652cm" svg:y1="5.623cm" svg:x2="11.895cm" svg:y2="7.401cm" draw:start-shape="id4" draw:start-glue-point="3" draw:end-shape="id6" draw:end-glue-point="1" svg:d="M14652 5623h-500l-1757 1778h-500" svg:viewBox="0 0 2758 1779">
          <text:p/>
        </draw:connector>
        <draw:frame draw:style-name="gr2" draw:text-style-name="P1" xml:id="id9" draw:id="id9" draw:layer="layout" svg:width="5.746cm" svg:height="2.219cm" svg:x="15.98cm" svg:y="15.345cm">
          <draw:image xlink:href="Pictures/100000010000042C000001589805504431B5F82D.png" xlink:type="simple" xlink:show="embed" xlink:actuate="onLoad" draw:mime-type="image/png">
            <text:p/>
          </draw:image>
        </draw:frame>
        <draw:frame draw:style-name="gr2" draw:text-style-name="P1" draw:layer="layout" svg:width="6.292cm" svg:height="1.808cm" svg:x="15.98cm" svg:y="10.678cm">
          <draw:image xlink:href="Pictures/100000010000042C00000100B9D46D22BAB3D82E.png" xlink:type="simple" xlink:show="embed" xlink:actuate="onLoad" draw:mime-type="image/png">
            <text:p/>
          </draw:image>
        </draw:frame>
        <draw:frame draw:style-name="gr2" draw:text-style-name="P1" draw:layer="layout" svg:width="6.18cm" svg:height="1.47cm" svg:x="15.922cm" svg:y="17.31cm">
          <draw:image xlink:href="Pictures/100000010000042C000000D480A134632764FC6E.png" xlink:type="simple" xlink:show="embed" xlink:actuate="onLoad" draw:mime-type="image/png">
            <text:p/>
          </draw:image>
        </draw:frame>
        <draw:frame draw:style-name="gr2" draw:text-style-name="P1" xml:id="id8" draw:id="id8" draw:layer="layout" svg:width="4.785cm" svg:height="3.328cm" svg:x="15.991cm" svg:y="12.309cm">
          <draw:image xlink:href="Pictures/100000010000041800000260D79D584DDBD3F73D.png" xlink:type="simple" xlink:show="embed" xlink:actuate="onLoad" draw:mime-type="image/png">
            <text:p/>
          </draw:image>
        </draw:frame>
        <draw:custom-shape draw:style-name="gr9" draw:text-style-name="P3" draw:layer="layout" svg:width="6.825cm" svg:height="8.705cm" svg:x="15.765cm" svg:y="10.392cm">
          <text:p/>
          <draw:enhanced-geometry svg:viewBox="0 0 21600 21600" draw:path-stretchpoint-x="10800" draw:path-stretchpoint-y="10800" draw:text-areas="?f3 ?f4 ?f5 ?f6" draw:type="round-rectangle" draw:modifiers="662.357036300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curve" svg:x1="12.112cm" svg:y1="4.689cm" svg:x2="15.991cm" svg:y2="13.973cm" draw:start-shape="id7" draw:start-glue-point="1" draw:end-shape="id8" draw:end-glue-point="3" svg:d="M12112 4689c2910 0 971 9284 3879 9284" svg:viewBox="0 0 3880 9285">
          <text:p/>
        </draw:connector>
        <draw:connector draw:style-name="gr10" draw:text-style-name="P3" draw:layer="layout" draw:type="curve" svg:x1="9.274cm" svg:y1="9.472cm" svg:x2="15.98cm" svg:y2="16.454cm" draw:start-shape="id6" draw:start-glue-point="2" draw:end-shape="id9" draw:end-glue-point="3" svg:d="M9274 9472c0 4655 2235 6982 6706 6982" svg:viewBox="0 0 6707 6983">
          <text:p/>
        </draw:connector>
        <draw:frame draw:style-name="gr4" draw:text-style-name="P9" draw:layer="layout" svg:width="1.734cm" svg:height="0.569cm" svg:x="15.686cm" svg:y="9.867cm">
          <draw:text-box>
            <text:p text:style-name="P8"><text:span text:style-name="T3">base.htm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9T12:41:36.904000000</meta:creation-date>
    <dc:date>2022-06-29T20:18:05.119000000</dc:date>
    <meta:editing-duration>PT6H14M35S</meta:editing-duration>
    <meta:editing-cycles>1</meta:editing-cycles>
    <meta:document-statistic meta:object-count="29"/>
    <meta:generator>LibreOffice/7.3.3.2$Windows_X86_64 LibreOffice_project/d1d0ea68f081ee2800a922cac8f79445e4603348</meta:generator>
  </office:meta>
</office:document-meta>
</file>